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Wingdings 2" fo:font-weight="normal" style:font-name-asian="Wingdings 2" style:font-weight-asian="normal" style:font-name-complex="Wingdings 2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8c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Henry C. Baird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A. Hart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4 December 1872</text:p>
      <text:p text:style-name="P6">Month<text:tab/><text:tab/><text:tab/><text:tab/><text:tab/><text:tab/>December</text:p>
      <text:p text:style-name="P6">Year<text:tab/><text:tab/><text:tab/><text:tab/><text:tab/><text:tab/>187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HENRY CAREY BAIRD,/</text:span></text:p>
      <text:p text:style-name="P3"><text:span text:style-name="T1">INDUSTRIAL PUBLISHER,/</text:span></text:p>
      <text:p text:style-name="P3"><text:span text:style-name="T1">406 Walnut Street./</text:span></text:p>
      <text:p text:style-name="P4"><text:span text:style-name="T1">Philadelphia, Dec 4. 1872/</text:span></text:p>
      <text:p text:style-name="P2"><text:span text:style-name="T1">My dear Sir/</text:span></text:p>
      <text:p text:style-name="P2"><text:span text:style-name="T1"><text:tab/>Many thanks for/ the sermon of Rev Mr Morias[sic]./ <text:s/>It has the true ring, as indeed/ is its author, a true man./ <text:s/>I never think of him without/ thinking of his patriotism to/ the country of his adoption./ <text:s/></text:span></text:p>
      <text:p text:style-name="P2"><text:span text:style-name="T1"><text:tab/>I read that part of it which/ referred to Gen. Meade to a/ connection of the family, who/ beg of me that I would let her/ have it to send to Mrs. Meade,/ which I did./</text:span></text:p>
      <text:p text:style-name="P2"><text:span text:style-name="T1"><text:tab/>Very Truly yours/</text:span></text:p>
      <text:p text:style-name="P2"><text:span text:style-name="T1"><text:tab/><text:tab/>Henry C. Baird/</text:span></text:p>
      <text:p text:style-name="P2"><text:span text:style-name="T1">A. Hart Esq/</text:span></text:p>
      <text:p text:style-name="P2"><text:span text:style-name="T1"/></text:p>
      <text:p text:style-name="P2"><text:span text:style-name="T1">[Note: The following text is typewritten up the left side of the page.]</text:span></text:p>
      <text:p text:style-name="P2"><text:span text:style-name="T2"> </text:span><text:span text:style-name="T1">Books by mail, free of postage. <text:s/>Remittances should be made by drafts, or P. O. orders, or in registered letters. <text:s/>H. C. B. cannot hold/ himself responsible for money lost in the mails, when otherwise sent. <text:s/>Catalogues furnished, free of postage, to any one who will appl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09:48:04</meta:creation-date>
    <dc:date>2009-05-18T09:57:55</dc:date>
    <dc:language>en-US</dc:language>
    <meta:editing-cycles>2</meta:editing-cycles>
    <meta:editing-duration>PT9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323" meta:character-count="2152"/>
  </office:meta>
</office:document-meta>
</file>